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shadow">
      <style:graphic-properties draw:textarea-horizontal-align="justify" draw:textarea-vertical-align="middle" draw:auto-grow-height="false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.7cm" svg:height="2.7cm" svg:x="3.4cm" svg:y="2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7cm" svg:height="2.7cm" svg:x="3cm" svg:y="7.9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2.7cm" svg:height="2.7cm" svg:x="13.3cm" svg:y="1.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7cm" svg:height="2.7cm" svg:x="8.2cm" svg:y="8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2.7cm" svg:height="2.7cm" svg:x="12.6cm" svg:y="8.5cm">
          <text:p text:style-name="P2"><text:span text:style-name="T1">C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IN REMY</meta:initial-creator>
    <meta:creation-date>2014-10-20T18:52:49</meta:creation-date>
    <dc:date>2014-10-20T20:23:43</dc:date>
    <dc:creator>BIN REMY</dc:creator>
    <meta:editing-duration>PT1H28M32S</meta:editing-duration>
    <meta:editing-cycles>5</meta:editing-cycles>
    <meta:generator>LibreOffice/3.5$Linux_X86_64 LibreOffice_project/350m1$Build-2</meta:generator>
    <meta:document-statistic meta:object-count="5"/>
  </office:meta>
</office:document-meta>
</file>